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style="normal" style:font-style-asian="normal" style:font-style-complex="normal"/>
    </style:style>
    <style:style style:name="P7" style:family="paragraph" style:parent-style-name="Text_20_body"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name-asian="Times New Roman1" style:font-weight-asian="bold" style:font-name-complex="Times New Roman1" style:font-weight-complex="bold"/>
    </style:style>
    <style:style style:name="T8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language="ru" fo:country="RU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771cm" draw:z-index="0"><draw:image xlink:href="../../odt/images/3013.png" xlink:type="simple" xlink:show="embed" xlink:actuate="onLoad"/></draw:frame></text:p>
          </table:table-cell>
          <table:table-cell table:style-name="Table1.B1" office:value-type="string">
            <text:h text:style-name="P2" text:outline-level="1">Двунаправленная шина (вход)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6">C</text:span><text:span text:style-name="T9">и</text:span>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19cm" svg:height="1.559cm" draw:z-index="1"><draw:image xlink:href="../../odt/images/3013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10">Блок </text:span><text:span text:style-name="T11">предназначен для создания двунаправленной линии связи.</text:span></text:p>
            <text:p text:style-name="P7"><text:span text:style-name="T11">Блок имеет именованные входные и выходные сигналы (по умолчанию, один входной сигнал с именем </text:span><text:span text:style-name="T7">A</text:span><text:span text:style-name="T8"> </text:span><text:span text:style-name="T11">и один выходной сигнал с именем </text:span><text:span text:style-name="T7">B</text:span><text:span text:style-name="T8">), </text:span><text:span text:style-name="T11">а также двунаправленный порт типа </text:span><text:span text:style-name="T12">шина данных</text:span><text:span text:style-name="T11"> (многожильная линия) с именем </text:span><text:span text:style-name="T7">MAIN</text:span><text:span text:style-name="T8">.</text:span></text:p>
            <text:p text:style-name="P7"><text:span text:style-name="T11">Блок используется в паре с блоком </text:span><text:span text:style-name="T12">Двунаправленная шина (выход)</text:span><text:span text:style-name="T11">. При соединении двух таких блоков через двунаправленный порт </text:span><text:span text:style-name="T7">MAIN</text:span><text:span text:style-name="T8"> </text:span><text:span text:style-name="T11">происходит взаимная передача входного сигнала с одного блока на выходной сигнал другого:</text:span></text:p>
            <text:p text:style-name="P8"><draw:frame draw:style-name="fr2" draw:name="Графический объект3" text:anchor-type="as-char" svg:width="12.568cm" svg:height="5.345cm" draw:z-index="2"><draw:image xlink:href="../../odt/images/3013_a.PNG" xlink:type="simple" xlink:show="embed" xlink:actuate="onLoad"/></draw:frame></text:p>
            <text:p text:style-name="P9">Пользователь может самостоятельно редактировать количество и тип сигналов, передаваемых-получаемых через двунаправленную шину данных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направленная шина (вход)</dc:title>
    <dc:date>2014-12-01T18:40:20.34</dc:date>
    <meta:generator>OpenOffice/4.1.1$Win32 OpenOffice.org_project/411m6$Build-9775</meta:generator>
    <meta:editing-duration>PT2H43M22S</meta:editing-duration>
    <meta:editing-cycles>76</meta:editing-cycles>
    <meta:document-statistic meta:table-count="1" meta:image-count="3" meta:object-count="0" meta:page-count="1" meta:paragraph-count="11" meta:word-count="96" meta:character-count="690"/>
  </office:meta>
</office:document-meta>
</file>